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22.24pt"/>
    </style:style>
    <style:style style:name="co2" style:family="table-column">
      <style:table-column-properties fo:break-before="auto" style:column-width="343.11pt"/>
    </style:style>
    <style:style style:name="co3" style:family="table-column">
      <style:table-column-properties fo:break-before="auto" style:column-width="52.81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JOIN">
      <style:table-properties table:display="true" style:writing-mode="lr-tb"/>
    </style:style>
    <style:style style:name="ce1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JO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Задание</text:p>
          </table:table-cell>
          <table:table-cell table:style-name="ce3" office:value-type="string" calcext:value-type="string">
            <text:p>Запрос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Выведите логин вашего пользователя, номера его заказов и их стоимость (таблицы users и orders)</text:p>
          </table:table-cell>
          <table:table-cell table:style-name="ce4" office:value-type="string" calcext:value-type="string">
            <text:p>SELECT u.user_id ,u.login ,o.order_id ,o.total </text:p>
            <text:p>FROM users u </text:p>
            <text:p>INNER JOIN orders o ON </text:p>
            <text:p>u.user_id = o.user_id</text:p>
            <text:p>WHERE login='dario891';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Выведите номера всех заказов, названия товаров в них и их количество (таблицы order_items и products)</text:p>
          </table:table-cell>
          <table:table-cell table:style-name="ce4" office:value-type="string" calcext:value-type="string">
            <text:p>SELECT oi.order_item_id ,p.name ,oi.quantity </text:p>
            <text:p>FROM order_items oi  </text:p>
            <text:p>INNER JOIN products p  ON </text:p>
            <text:p>oi.product_id  =p.product_id;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Выведите логины всех пользователей и номера заказов, вне зависимоcти от того, есть ли у них заказ или нет (таблицы users и orders)</text:p>
          </table:table-cell>
          <table:table-cell table:style-name="ce4" office:value-type="string" calcext:value-type="string">
            <text:p>SELECT u.login ,o.order_id </text:p>
            <text:p>FROM users u </text:p>
            <text:p>LEFT JOIN orders o ON </text:p>
            <text:p>u.user_id = o.user_i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Выведите номера оплаченных заказов и название всех товаров, вне зависимоcти от того, упоминаются ли товары в оплаченных заказах (таблицы products и order_items_paid)</text:p>
          </table:table-cell>
          <table:table-cell table:style-name="ce4" office:value-type="string" calcext:value-type="string">
            <text:p>SELECT oip.order_id  ,p.name </text:p>
            <text:p>FROM order_items_paid oip   </text:p>
            <text:p>RIGHT JOIN products p  ON </text:p>
            <text:p>oip.product_id  =p.product_id;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Используя вложенный запрос выведите названия и стоимость товаров, у которых стоимость товара больше, чем стоимость товара "Samsung Active 5" из таблицы products</text:p>
          </table:table-cell>
          <table:table-cell table:style-name="ce4" office:value-type="string" calcext:value-type="string">
            <text:p>SELECT p.name , p.price  </text:p>
            <text:p>FROM products p  </text:p>
            <text:p>WHERE p.price &gt;(SELECT p2.price FROM products p2 WHERE p2.name='Samsung Active 5');</text:p>
          </table:table-cell>
          <table:table-cell table:number-columns-repeated="1022"/>
        </table:table-row>
        <table:table-row table:style-name="ro1" table:number-rows-repeated="8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985">
          <table:table-cell table:style-name="ce2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JOIN" style:display-name="PageStyle_JO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" meta:object-count="0"/>
    <meta:generator>LibreOfficeDev/6.0.5.2$Linux_X86_64 LibreOffice_project/</meta:generator>
  </office:meta>
</office:document-meta>
</file>